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88in"/>
    </style:style>
    <style:style style:name="P1" style:family="paragraph" style:parent-style-name="Standard">
      <style:text-properties fo:font-weight="bold" officeooo:rsid="0007d276" officeooo:paragraph-rsid="0007d276" style:font-weight-asian="bold" style:font-weight-complex="bold"/>
    </style:style>
    <style:style style:name="P2" style:family="paragraph" style:parent-style-name="Standard">
      <style:text-properties fo:font-size="16pt" fo:font-weight="bold" officeooo:rsid="0005d4f4" officeooo:paragraph-rsid="0005d4f4" style:font-size-asian="16pt" style:font-weight-asian="bold" style:font-size-complex="16pt" style:font-weight-complex="bold"/>
    </style:style>
    <style:style style:name="P3" style:family="paragraph" style:parent-style-name="Standard">
      <style:text-properties fo:font-size="12pt" fo:font-weight="normal" officeooo:rsid="0005d4f4" officeooo:paragraph-rsid="0005d4f4" style:font-size-asian="10.5pt" style:font-weight-asian="normal" style:font-size-complex="12pt" style:font-weight-complex="normal"/>
    </style:style>
    <style:style style:name="P4" style:family="paragraph" style:parent-style-name="Standard">
      <style:text-properties fo:font-size="12pt" fo:font-weight="normal" officeooo:rsid="0005d4f4" officeooo:paragraph-rsid="000d82ab" style:font-size-asian="10.5pt" style:font-weight-asian="normal" style:font-size-complex="12pt" style:font-weight-complex="normal"/>
    </style:style>
    <style:style style:name="P5" style:family="paragraph" style:parent-style-name="Standard">
      <style:text-properties fo:font-weight="normal" officeooo:rsid="0007d276" officeooo:paragraph-rsid="0007d276" style:font-weight-asian="normal" style:font-weight-complex="normal"/>
    </style:style>
    <style:style style:name="P6" style:family="paragraph" style:parent-style-name="Standard">
      <style:text-properties fo:font-weight="normal" officeooo:rsid="00090c9f" officeooo:paragraph-rsid="00094a92" style:font-weight-asian="normal" style:font-weight-complex="normal"/>
    </style:style>
    <style:style style:name="P7" style:family="paragraph" style:parent-style-name="Standard">
      <style:text-properties fo:font-weight="normal" officeooo:rsid="00090c9f" officeooo:paragraph-rsid="000a2520" style:font-weight-asian="normal" style:font-weight-complex="normal"/>
    </style:style>
    <style:style style:name="P8" style:family="paragraph" style:parent-style-name="Standard">
      <style:text-properties fo:font-weight="normal" officeooo:rsid="00094a92" officeooo:paragraph-rsid="00094a92" style:font-weight-asian="normal" style:font-weight-complex="normal"/>
    </style:style>
    <style:style style:name="P9" style:family="paragraph" style:parent-style-name="Standard">
      <style:text-properties fo:font-weight="normal" officeooo:rsid="00094a92" officeooo:paragraph-rsid="000a2520" style:font-weight-asian="normal" style:font-weight-complex="normal"/>
    </style:style>
    <style:style style:name="P10" style:family="paragraph" style:parent-style-name="Standard">
      <style:text-properties fo:font-weight="normal" officeooo:rsid="000a2520" officeooo:paragraph-rsid="000a2520" style:font-weight-asian="normal" style:font-weight-complex="normal"/>
    </style:style>
    <style:style style:name="P11" style:family="paragraph" style:parent-style-name="Standard">
      <style:text-properties fo:font-weight="normal" officeooo:rsid="000cdd20" officeooo:paragraph-rsid="000cdd20" style:font-weight-asian="normal" style:font-weight-complex="normal"/>
    </style:style>
    <style:style style:name="P12" style:family="paragraph" style:parent-style-name="Standard">
      <style:text-properties fo:font-weight="normal" officeooo:rsid="000f4db4" officeooo:paragraph-rsid="000fff0e" style:font-weight-asian="normal" style:font-weight-complex="normal"/>
    </style:style>
    <style:style style:name="P13" style:family="paragraph" style:parent-style-name="Table_20_Contents">
      <style:text-properties officeooo:rsid="000bca60" officeooo:paragraph-rsid="000bca60"/>
    </style:style>
    <style:style style:name="P14" style:family="paragraph" style:parent-style-name="Table_20_Contents">
      <style:text-properties fo:font-weight="bold" officeooo:rsid="000bca60" officeooo:paragraph-rsid="000bca60" style:font-weight-asian="bold" style:font-weight-complex="bold"/>
    </style:style>
    <style:style style:name="P15" style:family="paragraph" style:parent-style-name="Standard">
      <style:text-properties fo:font-weight="normal" officeooo:rsid="000cdd20" officeooo:paragraph-rsid="000cdd20" style:font-weight-asian="normal" style:font-weight-complex="normal"/>
    </style:style>
    <style:style style:name="P16" style:family="paragraph" style:parent-style-name="Standard">
      <style:text-properties fo:font-weight="normal" officeooo:rsid="000cdd20" officeooo:paragraph-rsid="001c7679" style:font-weight-asian="normal" style:font-weight-complex="normal"/>
    </style:style>
    <style:style style:name="P17" style:family="paragraph" style:parent-style-name="Standard">
      <style:text-properties fo:font-weight="normal" officeooo:rsid="000cdd20" officeooo:paragraph-rsid="001cebef" style:font-weight-asian="normal" style:font-weight-complex="normal"/>
    </style:style>
    <style:style style:name="P18" style:family="paragraph" style:parent-style-name="Standard">
      <style:text-properties fo:font-weight="normal" officeooo:rsid="000f4db4" officeooo:paragraph-rsid="000fff0e" style:font-weight-asian="normal" style:font-weight-complex="normal"/>
    </style:style>
    <style:style style:name="P19" style:family="paragraph" style:parent-style-name="Standard">
      <style:text-properties fo:font-weight="bold" officeooo:rsid="000fff0e" officeooo:paragraph-rsid="000fff0e" style:font-weight-asian="bold" style:font-weight-complex="bold"/>
    </style:style>
    <style:style style:name="P20" style:family="paragraph">
      <loext:graphic-properties draw:fill-color="#fff200"/>
    </style:style>
    <style:style style:name="P21" style:family="paragraph">
      <loext:graphic-properties draw:fill-color="#00b274"/>
    </style:style>
    <style:style style:name="P22" style:family="paragraph">
      <loext:graphic-properties draw:fill-color="#ed1c24"/>
      <style:text-properties fo:font-size="12pt"/>
    </style:style>
    <style:style style:name="P23" style:family="paragraph">
      <loext:graphic-properties draw:fill-color="#8f187c"/>
    </style:style>
    <style:style style:name="P24" style:family="paragraph">
      <loext:graphic-properties draw:fill-color="#f37b70"/>
    </style:style>
    <style:style style:name="P25" style:family="paragraph">
      <loext:graphic-properties draw:fill-color="#002342"/>
      <style:paragraph-properties fo:text-align="center"/>
    </style:style>
    <style:style style:name="P26" style:family="paragraph">
      <loext:graphic-properties draw:fill-color="#faa61a"/>
      <style:paragraph-properties fo:text-align="center"/>
    </style:style>
    <style:style style:name="P27" style:family="paragraph">
      <loext:graphic-properties draw:fill-color="#f3715a"/>
      <style:paragraph-properties fo:text-align="center"/>
    </style:style>
    <style:style style:name="P28" style:family="paragraph">
      <loext:graphic-properties draw:fill-color="#ef413d"/>
      <style:paragraph-properties fo:text-align="center"/>
    </style:style>
    <style:style style:name="P29" style:family="paragraph">
      <loext:graphic-properties draw:fill="none" draw:fill-color="#ffffff"/>
      <style:text-properties fo:font-style="normal" fo:font-weight="bold" style:font-style-asian="normal" style:font-weight-asian="bold" style:font-style-complex="normal" style:font-weight-complex="bold"/>
    </style:style>
    <style:style style:name="P30" style:family="paragraph">
      <loext:graphic-properties draw:fill="none" draw:fill-color="#ffffff"/>
      <style:text-properties fo:font-weight="bold" style:font-weight-asian="bold" style:font-weight-complex="bold"/>
    </style:style>
    <style:style style:name="P31" style:family="paragraph">
      <loext:graphic-properties draw:fill="none" draw:fill-color="#ffffff"/>
      <style:text-properties fo:font-style="italic" style:font-style-asian="italic" style:font-style-complex="italic"/>
    </style:style>
    <style:style style:name="T1" style:family="text">
      <style:text-properties officeooo:rsid="00094a92"/>
    </style:style>
    <style:style style:name="T2" style:family="text">
      <style:text-properties fo:font-style="normal" officeooo:rsid="000fff0e" style:font-style-asian="normal" style:font-style-complex="normal"/>
    </style:style>
    <style:style style:name="T3" style:family="text">
      <style:text-properties officeooo:rsid="000cdd20"/>
    </style:style>
    <style:style style:name="T4" style:family="text">
      <style:text-properties officeooo:rsid="000d82ab"/>
    </style:style>
    <style:style style:name="T5" style:family="text">
      <style:text-properties officeooo:rsid="000fff0e"/>
    </style:style>
    <style:style style:name="T6" style:family="text">
      <style:text-properties fo:font-style="italic" fo:font-weight="bold" officeooo:rsid="000fff0e" style:font-style-asian="italic" style:font-weight-asian="bold" style:font-style-complex="italic" style:font-weight-complex="bold"/>
    </style:style>
    <style:style style:name="T7" style:family="text">
      <style:text-properties officeooo:rsid="00177c69"/>
    </style:style>
    <style:style style:name="T8" style:family="text">
      <style:text-properties officeooo:rsid="00193db2"/>
    </style:style>
    <style:style style:name="T9" style:family="text">
      <style:text-properties officeooo:rsid="001c1b1d"/>
    </style:style>
    <style:style style:name="T10" style:family="text">
      <style:text-properties officeooo:rsid="001cebef"/>
    </style:style>
    <style:style style:name="T11" style:family="text">
      <style:text-properties fo:font-size="12pt" style:font-size-asian="12pt" style:font-size-complex="12pt"/>
    </style:style>
    <style:style style:name="T12" style:family="text">
      <style:text-properties fo:font-size="12pt" officeooo:rsid="001cebef" style:font-size-asian="12pt" style:font-size-complex="12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gr1" style:family="graphic">
      <style:graphic-properties draw:fill-color="#fff200" draw:textarea-horizontal-align="justify" draw:textarea-vertical-align="middle" draw:auto-grow-height="false" fo:min-height="2.7083in" fo:min-width="3.8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b274" draw:textarea-horizontal-align="justify" draw:textarea-vertical-align="middle" draw:auto-grow-height="false" fo:min-height="1.189in" fo:min-width="1.9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d1c24" draw:textarea-horizontal-align="justify" draw:textarea-vertical-align="middle" draw:auto-grow-height="false" fo:min-height="0.6in" fo:min-width="1.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693in" fo:min-width="1.9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043in" fo:min-width="1.2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055in" fo:min-width="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417in" fo:min-width="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0252in" fo:min-width="0.0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8f187c" draw:textarea-horizontal-align="justify" draw:textarea-vertical-align="middle" draw:auto-grow-height="false" fo:min-height="0.0638in" fo:min-width="0.0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291in" fo:min-width="0.0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543in" fo:min-width="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022in" fo:min-width="0.0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0319in" fo:min-width="0.0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22in" fo:min-width="0.0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0252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0193in" fo:min-width="0.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022in" fo:min-width="0.0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8f187c" draw:textarea-horizontal-align="justify" draw:textarea-vertical-align="middle" draw:auto-grow-height="false" fo:min-height="0.0291in" fo:min-width="0.0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0193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37b70" draw:textarea-horizontal-align="justify" draw:textarea-vertical-align="middle" draw:auto-grow-height="false" fo:min-height="0.028in" fo:min-width="0.0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8f187c" draw:textarea-horizontal-align="justify" draw:textarea-vertical-align="middle" draw:auto-grow-height="false" fo:min-height="0.0445in" fo:min-width="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002342" draw:textarea-vertical-align="middle" draw:auto-grow-height="false" fo:min-height="0.111in" fo:min-width="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aa61a" draw:textarea-vertical-align="middle" draw:auto-grow-height="false" fo:min-height="0.3193in" fo:min-width="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3715a" draw:textarea-vertical-align="middle" draw:auto-grow-height="false" fo:min-height="0.2362in" fo:min-width="0.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ef413d" draw:textarea-vertical-align="middle" draw:auto-grow-height="false" fo:min-height="0.1807in" fo:min-width="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7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948in" fo:min-width="0.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st-Meeting Notes 24/06</text:p>
      <text:p text:style-name="P3"/>
      <text:p text:style-name="P3"/>
      <text:p text:style-name="P1">Model Description</text:p>
      <text:p text:style-name="P1"/>
      <text:p text:style-name="P10">The model should be able to provide insight into the effect AP has on the speed of healing, level of scarring, and risk of infection. <text:s/><text:span text:style-name="T3">At one extreme, we have excessive scarring but low chance of infection, at the other, low scarring but high chance of infection. <text:s/>Depending on the dynamics of model / data <text:s/>there will be most likely be a ‘most effective’ level of AP to use in burn treatment. <text:s text:c="3"/></text:span><text:s text:c="2"/></text:p>
      <text:p text:style-name="P5"/>
      <text:p text:style-name="P6">Two Dimensional ABM <text:span text:style-name="T1">with 2 areas, the first, at the edge of the wound where the cytokines in this area are input into the HIIS model (at first it will be initialised with values from the HIIS model,</text:span></text:p>
      <text:p text:style-name="P9">depending on level of AP, and not updated). <text:s/>Cell-Agents then migrate around the model (some affected by attractant gradients), having interactions. <text:s/><text:span text:style-name="T9">TGFB attractant gradients are the most relevant, fibroblasts move (and deposit) according to them. <text:s/>Since we have data on the amount of TGFB activated macrophages secrete, we can quite easily approximate the amount of TGFB in the wound and thus will be the first cytokine we focus on. <text:s/></text:span><text:s text:c="2"/></text:p>
      <text:p text:style-name="P7"/>
      <text:p text:style-name="P9">At first, we will only model this zone of blood exposure as an abstract non-spatial interface, <text:span text:style-name="T3">possibly with differential equations. <text:s/>This will then be extended such that the cytokines in the tissue compartment can migrate across the wound, see paper (Weavers et al., 2016). <text:s/>Agents can obviously migrate into the zone of blood exposure. <text:s/>Depending on the success of this implementation, we will then attempt to pass information from this zone to the HIIS model at certain timesteps. <text:s/>The model can also be extended to include the use of topical treatments such as Cerium nitrate. <text:s/>Cytokines could also be allowed to move in/out of both zones, representing composition in surrounding skin (especially relevant for mast cells). <text:s/></text:span></text:p>
      <text:p text:style-name="P9"/>
      <text:p text:style-name="P9"/>
      <text:p text:style-name="P9"><draw:custom-shape text:anchor-type="paragraph" draw:z-index="0" draw:name="Shape1" draw:style-name="gr1" draw:text-style-name="P20" svg:width="3.8894in" svg:height="2.7087in" svg:x="1.4925in" svg:y="0.0902in"><text:p/><draw:enhanced-geometry svg:viewBox="0 0 21600 21600" draw:type="rectangle" draw:enhanced-path="M 0 0 L 21600 0 21600 21600 0 21600 0 0 Z N"/></draw:custom-shape></text:p>
      <text:p text:style-name="P9"/>
      <text:p text:style-name="P9"/>
      <text:p text:style-name="P9"><draw:custom-shape text:anchor-type="paragraph" draw:z-index="1" draw:name="Shape2" draw:style-name="gr2" draw:text-style-name="P21" svg:width="2.7087in" svg:height="1.6807in" svg:x="1.9244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3" draw:style-name="gr13" svg:width="0.2921in" svg:height="0.1807in" svg:x="2.5898in" svg:y="0.18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0" draw:name="Shape21" draw:style-name="gr21" draw:text-style-name="P23" svg:width="0.5697in" svg:height="0.2504in" svg:x="2.8256in" svg:y="0.070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p text:style-name="P9"><draw:custom-shape text:anchor-type="paragraph" draw:z-index="4" draw:name="Shape5" draw:style-name="gr5" svg:width="1.4449in" svg:height="0.2087in" svg:x="4.3398in" svg:y="0.184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9" draw:style-name="gr9" draw:text-style-name="P23" svg:width="0.4307in" svg:height="0.3614in" svg:x="2.9646in" svg:y="0.1291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1" draw:name="Shape12" draw:style-name="gr12" svg:width="0.3476in" svg:height="0.1252in" svg:x="3.798in" svg:y="0.03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text:anchor-type="paragraph" draw:z-index="25" draw:name="Shape26" draw:style-name="gr26" draw:text-style-name="P29" svg:width="1.0004in" svg:height="2.7224in" svg:x="6.0618in" svg:y="0.1217in"><draw:text-box><text:p><text:span text:style-name="T13">Zone of Blood </text:span><text:span text:style-name="T13">Exposure</text:span></text:p></draw:text-box></draw:frame></text:p>
      <text:p text:style-name="P11"><draw:custom-shape text:anchor-type="paragraph" draw:z-index="2" draw:name="Shape3" draw:style-name="gr3" draw:text-style-name="P22" svg:width="1.6398in" svg:height="0.8488in" svg:x="2.5339in" svg:y="0.0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0" draw:style-name="gr10" svg:width="0.3476in" svg:height="0.1669in" svg:x="3.3953in" svg:y="0.062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0" draw:name="Shape11" draw:style-name="gr11" svg:width="0.1661in" svg:height="0.3059in" svg:x="4.1736in" svg:y="0.062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2" draw:name="Shape23" draw:style-name="gr23" draw:text-style-name="P26" svg:width="0.3059in" svg:height="0.3197in" svg:x="2.1591in" svg:y="0.1043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11"><draw:custom-shape text:anchor-type="paragraph" draw:z-index="5" draw:name="Shape6" draw:style-name="gr6" svg:width="0.0835in" svg:height="0.028in" svg:x="3.5898in" svg:y="0.023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3" draw:name="Shape14" draw:style-name="gr14" svg:width="0.3614in" svg:height="0.1252in" svg:x="2.3673in" svg:y="0.023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3" draw:name="Shape24" draw:style-name="gr24" draw:text-style-name="P27" svg:width="0.5421in" svg:height="0.2362in" svg:x="3.7425in" svg:y="0.0374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frame text:anchor-type="paragraph" draw:z-index="26" draw:name="Shape27" draw:style-name="gr27" draw:text-style-name="P30" svg:width="1.3059in" svg:height="1.5697in" svg:x="-0.3272in" svg:y="0.0299in"><draw:text-box><text:p><text:span text:style-name="T14">Zone of No-Blood </text:span><text:span text:style-name="T14">Exposure</text:span></text:p></draw:text-box></draw:frame></text:p>
      <text:p text:style-name="P11"><draw:custom-shape text:anchor-type="paragraph" draw:z-index="3" draw:name="Shape4" draw:style-name="gr4" svg:width="2.2362in" svg:height="0.1394in" svg:x="1.1453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7" draw:style-name="gr7" svg:width="0.2362in" svg:height="0.2362in" svg:x="3.6453in" svg:y="0.0543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7" draw:name="Shape8" draw:style-name="gr8" svg:width="0.0976in" svg:height="0.1394in" svg:x="3.3811in" svg:y="0.1791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4" draw:name="Shape15" draw:style-name="gr15" svg:width="0.3197in" svg:height="0.1394in" svg:x="2.9646in" svg:y="0.0402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1" draw:name="Shape22" draw:style-name="gr22" draw:text-style-name="P25" svg:width="0.2925in" svg:height="0.1114in" svg:x="3.8811in" svg:y="0.1374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11"><draw:custom-shape text:anchor-type="paragraph" draw:z-index="16" draw:name="Shape17" draw:style-name="gr17" svg:width="0.3051in" svg:height="0.1252in" svg:x="4.1736in" svg:y="0.18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8" draw:name="Shape19" draw:style-name="gr19" svg:width="0.3197in" svg:height="0.1114in" svg:x="2.2146in" svg:y="0.070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9" draw:name="Shape20" draw:style-name="gr20" draw:text-style-name="P24" svg:width="0.3059in" svg:height="0.1543in" svg:x="2.798in" svg:y="0.18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p text:style-name="P11"><draw:custom-shape text:anchor-type="paragraph" draw:z-index="15" draw:name="Shape16" draw:style-name="gr16" svg:width="0.2504in" svg:height="0.1098in" svg:x="3.5618in" svg:y="0.1445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7" draw:name="Shape18" draw:style-name="gr18" draw:text-style-name="P23" svg:width="0.1531in" svg:height="0.1657in" svg:x="2.7701in" svg:y="0.1445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7" draw:name="Shape28" draw:style-name="gr28" svg:width="0.2642in" svg:height="1.0823in" svg:x="4.1736in" svg:y="0.081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9" draw:name="Shape30" draw:style-name="gr30" draw:text-style-name="P31" svg:width="1.5835in" svg:height="1.1252in" svg:x="5.6382in" svg:y="0.1154in"><draw:text-box><text:p><text:span text:style-name="T15">In the future, these </text:span><text:span text:style-name="T15">zones may be </text:span><text:span text:style-name="T15">governed by reaction-</text:span><text:span text:style-name="T15">diffusion equations, or </text:span><text:span text:style-name="T15">extended for greater </text:span><text:span text:style-name="T15">granularity</text:span></text:p></draw:text-box></draw:frame></text:p>
      <text:p text:style-name="P11"><draw:custom-shape text:anchor-type="paragraph" draw:z-index="24" draw:name="Shape25" draw:style-name="gr25" draw:text-style-name="P28" svg:width="0.3752in" svg:height="0.1807in" svg:x="3.2008in" svg:y="0.1598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11"/>
      <text:p text:style-name="P11"/>
      <text:p text:style-name="P11"/>
      <text:p text:style-name="P11"/>
      <text:p text:style-name="P11"/>
      <text:p text:style-name="P11"/>
      <text:p text:style-name="P11"><draw:frame text:anchor-type="paragraph" draw:z-index="28" draw:name="Shape29" draw:style-name="gr29" draw:text-style-name="P30" svg:width="1.5004in" svg:height="0.7087in" svg:x="3.8953in" svg:y="0.1528in"><draw:text-box><text:p><text:span text:style-name="T14">Cytokines / </text:span><text:span text:style-name="T14">Fibroblasts / </text:span><text:span text:style-name="T14">Macrophages</text:span></text:p></draw:text-box></draw:frame></text:p>
      <text:p text:style-name="P11"/>
      <text:p text:style-name="P11"/>
      <text:p text:style-name="P11"/>
      <text:p text:style-name="P11"/>
      <text:p text:style-name="P11"/>
      <text:p text:style-name="P11"/>
      <text:p text:style-name="P12"><text:soft-page-break/>To ascertain the risk of infection, we will have to create a metric that includes factors such as neutrophil count, etc. <text:s/>Excessive scarring could be seen as large dumps of collagen/fibroblasts, however, in the future would be nicer to test if the fibroblasts are laid down in “healthy” basket-weave orientation.</text:p>
      <text:p text:style-name="P12"/>
      <text:p text:style-name="P19"><text:span text:style-name="T11">AP also has a large effect on barrier integrity, clearly it would have an impact on migration speeds yet we have not considered this. <text:s/></text:span><text:span text:style-name="T12">Cell migration and barrier integrity would therefore be a good candidate for model extension (and very novel).</text:span></text:p>
      <text:p text:style-name="P12"/>
      <text:p text:style-name="P17">Angiogenesis will not be explicitly modeled, however, one only has to include pro-angiogenic factors to approximately model this, this governs the movement of the <text:span text:style-name="T4">blood / no-blood exposure demarcation. <text:s/>As the model becomes more refined, blood flow/angiogenesis can be simulated with greater accuracy, either by looking at pro and anti-angiogenic factors that are part of the innate immune system or having further differentiated zones, or with </text:span><text:span text:style-name="T6">reaction-diffusion </text:span><text:span text:style-name="T2">equations</text:span><text:span text:style-name="T5">. <text:s text:c="5"/></text:span></text:p>
      <text:p text:style-name="P16"/>
      <text:p text:style-name="P12"><text:span text:style-name="T5">TNFa (pro-inflammatory) is also secreted by activated macrophages and TNFa suppression may also be used to slow down healing and reduce scarring. <text:s/>Higher concentrations of TNFa increase the fibroblast proliferation rate. <text:s/>It is increased in chronic wounds </text:span>due to <text:span text:style-name="T7">TNFa</text:span> causing elevated metalloproteinases that degrade the local ECM and thus impair cell migration (Tarnuzzer and Schultz, 1996). <text:s/><text:span text:style-name="T8">It has also been used to stimulate angiogenesis, which makes it an attractive cytokine to model since we can extend design to include approximate angiogenesis dynamics, in the future. <text:s/></text:span></text:p>
      <text:p text:style-name="P12"/>
      <text:p text:style-name="P12"><text:s text:c="2"/></text:p>
      <text:p text:style-name="P8"/>
      <text:p text:style-name="P8"/>
      <table:table table:name="Table1" table:style-name="Table1">
        <table:table-column table:style-name="Table1.A" table:number-columns-repeated="3"/>
        <table:table-row>
          <table:table-cell table:style-name="Table1.A1" office:value-type="string">
            <text:p text:style-name="P14">Too much AP</text:p>
          </table:table-cell>
          <table:table-cell table:style-name="Table1.A1" office:value-type="string">
            <text:p text:style-name="P14">‘Godilocks’ AP</text:p>
          </table:table-cell>
          <table:table-cell table:style-name="Table1.C1" office:value-type="string">
            <text:p text:style-name="P14">Too little AP</text:p>
          </table:table-cell>
        </table:table-row>
        <table:table-row>
          <table:table-cell table:style-name="Table1.A2" office:value-type="string">
            <text:p text:style-name="P13">Little to No Scarring</text:p>
          </table:table-cell>
          <table:table-cell table:style-name="Table1.A2" office:value-type="string">
            <text:p text:style-name="Table_20_Contents"/>
          </table:table-cell>
          <table:table-cell table:style-name="Table1.C2" office:value-type="string">
            <text:p text:style-name="P13">Excessive Scarring</text:p>
          </table:table-cell>
        </table:table-row>
        <table:table-row>
          <table:table-cell table:style-name="Table1.A2" office:value-type="string">
            <text:p text:style-name="P13"/>
          </table:table-cell>
          <table:table-cell table:style-name="Table1.A2" office:value-type="string">
            <text:p text:style-name="Table_20_Contents"/>
          </table:table-cell>
          <table:table-cell table:style-name="Table1.C2" office:value-type="string">
            <text:p text:style-name="P13"/>
          </table:table-cell>
        </table:table-row>
        <table:table-row table:style-name="Table1.4">
          <table:table-cell table:style-name="Table1.A2" office:value-type="string">
            <text:p text:style-name="P13">High Risk of Infection</text:p>
          </table:table-cell>
          <table:table-cell table:style-name="Table1.A2" office:value-type="string">
            <text:p text:style-name="Table_20_Contents"/>
          </table:table-cell>
          <table:table-cell table:style-name="Table1.C2" office:value-type="string">
            <text:p text:style-name="P13">Low Risk of Infection</text:p>
          </table:table-cell>
        </table:table-row>
      </table:table>
      <text:p text:style-name="P8"/>
      <text:p text:style-name="P8"/>
      <text:p text:style-name="P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0:24:27.162513478</meta:creation-date>
    <dc:date>2019-07-05T12:11:25.597669438</dc:date>
    <meta:editing-duration>PT58M2S</meta:editing-duration>
    <meta:editing-cycles>10</meta:editing-cycles>
    <meta:generator>LibreOffice/6.0.7.3$Linux_X86_64 LibreOffice_project/00m0$Build-3</meta:generator>
    <meta:document-statistic meta:table-count="1" meta:image-count="0" meta:object-count="0" meta:page-count="2" meta:paragraph-count="18" meta:word-count="567" meta:character-count="3542" meta:non-whitespace-character-count="2953"/>
  </office:meta>
</office:document-meta>
</file>